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32pt" fo:font-weight="bold" officeooo:rsid="0009beda" officeooo:paragraph-rsid="0009beda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9beda" officeooo:paragraph-rsid="0009be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9beda" officeooo:paragraph-rsid="0009beda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Liberation Sans" officeooo:rsid="0009beda" officeooo:paragraph-rsid="0009beda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Liberation Sans" officeooo:rsid="0009beda" officeooo:paragraph-rsid="0009beda"/>
    </style:style>
    <style:style style:name="P6" style:family="paragraph" style:parent-style-name="Standard" style:list-style-name="L4">
      <style:paragraph-properties fo:text-align="justify" style:justify-single-word="false"/>
      <style:text-properties style:font-name="Liberation Sans" officeooo:rsid="0009beda" officeooo:paragraph-rsid="0009beda"/>
    </style:style>
    <style:style style:name="P7" style:family="paragraph" style:parent-style-name="Standard">
      <style:paragraph-properties fo:text-align="center" style:justify-single-word="false"/>
      <style:text-properties style:font-name="Liberation Sans" officeooo:rsid="000b5a92" officeooo:paragraph-rsid="000b5a92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rsid="000b5a92" officeooo:paragraph-rsid="000b5a92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6pt" officeooo:rsid="0009beda" officeooo:paragraph-rsid="0009beda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b5a92" officeooo:paragraph-rsid="000b5a9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b5a92" officeooo:paragraph-rsid="000b5a92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4pt" officeooo:rsid="000b5a92" officeooo:paragraph-rsid="000b5a92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4pt" officeooo:rsid="0009beda" officeooo:paragraph-rsid="0009beda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weight="bold" officeooo:rsid="000b5a92" officeooo:paragraph-rsid="000b5a92" style:font-weight-asian="bold" style:font-weight-complex="bold"/>
    </style:style>
    <style:style style:name="P15" style:family="paragraph" style:parent-style-name="Footer" style:list-style-name="L5">
      <style:paragraph-properties fo:text-align="center" style:justify-single-word="false"/>
      <style:text-properties style:font-name="Vemana2000" officeooo:rsid="000b5a92" officeooo:paragraph-rsid="000b5a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JUEGO DEL AHORCADO</text:p>
      <text:p text:style-name="P2"/>
      <text:p text:style-name="P2"/>
      <text:p text:style-name="P10">SANDRA ESPLUGUES GARRIDO</text:p>
      <text:p text:style-name="P2"/>
      <text:p text:style-name="P9"/>
      <text:p text:style-name="P12">Curso: 2º DAW</text:p>
      <text:p text:style-name="P12">Módulo: Desarrollo WEB en entorno cliente</text:p>
      <text:p text:style-name="P13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1">ÍNDICE</text:p>
      <text:p text:style-name="P7"/>
      <text:p text:style-name="P14">1. Introducción</text:p>
      <text:p text:style-name="P14"/>
      <text:p text:style-name="P8"><text:span text:style-name="T1"><text:tab/>1.1. Motivación</text:span>…………………………………………………………..<text:tab/>Pág.</text:p>
      <text:p text:style-name="P8"/>
      <text:p text:style-name="P8"><text:span text:style-name="T1"><text:tab/>1.2. Objetivos propuestos</text:span>………………………………………………………</text:p>
      <text:p text:style-name="P8"/>
      <text:p text:style-name="P8"><text:span text:style-name="T1">3. Explicación de la aplicación</text:span><text:span text:style-name="T2">…………………………………………………………</text:span></text:p>
      <text:p text:style-name="P8"><text:span text:style-name="T1"/></text:p>
      <text:p text:style-name="P14">4. ConclusIones</text:p>
      <text:p text:style-name="P14"/>
      <text:p text:style-name="P8"><text:span text:style-name="T1"><text:tab/>4.1. Objetivos alcanzados</text:span>……………………………………………………..</text:p>
      <text:p text:style-name="P8"/>
      <text:p text:style-name="P8"><text:span text:style-name="T1"><text:tab/>4.2. Posibles mejoras futuras</text:span>…………………………………………………</text:p>
      <text:p text:style-name="P8"/>
      <text:p text:style-name="P2"/>
      <text:p text:style-name="P3">1. Reglas</text:p>
      <text:p text:style-name="P3"/>
      <text:p text:style-name="P3">- Registrarse para poder jugar:</text:p>
      <text:list xml:id="list4215886838" text:style-name="L1">
        <text:list-item>
          <text:p text:style-name="P4">El nombre de usuario será único.</text:p>
        </text:list-item>
        <text:list-item>
          <text:p text:style-name="P4">Contraseña con mínimo 4 caracteres alfanuméricos que solo admite los caracteres especiales - y _.</text:p>
        </text:list-item>
        <text:list-item>
          <text:p text:style-name="P4">Las contraseñas deben coincidir.</text:p>
        </text:list-item>
        <text:list-item>
          <text:p text:style-name="P4">Todos los campos son obligatorios.</text:p>
          <text:p text:style-name="P4"/>
        </text:list-item>
      </text:list>
      <text:p text:style-name="P3">- Hacer login.</text:p>
      <text:p text:style-name="P3"/>
      <text:p text:style-name="P3">- Elegir categoría: Existen 5 temas, películas, cantantes, animales, alimentos y ciudades. La primera categoría es gratuita y el resto de pago con monedas. Una vez desbloqueado un nivel se puede jugar las veces que se desee.</text:p>
      <text:p text:style-name="P3"/>
      <text:p text:style-name="P3">- Entrar al juego: Se muestran los huecos de una palabra y se debe introducir en el recuadro una letra. Si la letra se encuentra en la palabra suma 5 monedas. Si la letra no se encuentra, suma un fallo. Si se superan los 10 fallos, se pierde la partida. Particularidades:</text:p>
      <text:p text:style-name="P3"/>
      <text:list xml:id="list2560392903" text:style-name="L3">
        <text:list-item>
          <text:p text:style-name="P5">No se puede introducir un espacio en blanco.</text:p>
        </text:list-item>
        <text:list-item>
          <text:p text:style-name="P5">Si una letra aparece varias veces en la palabra, se mostrarán todas ellas y se cobrará por cada una de ellas.</text:p>
        </text:list-item>
        <text:list-item>
          <text:p text:style-name="P5">Si se introduce una letra ya introducida anteriormente, se contará como fallo.</text:p>
        </text:list-item>
      </text:list>
      <text:p text:style-name="P3"/>
      <text:p text:style-name="P3">- Pista: Si se pulsa el icono de interrogante, nos dará una única pista por palabra.</text:p>
      <text:p text:style-name="P3"/>
      <text:list xml:id="list2803679327" text:style-name="L4">
        <text:list-item>
          <text:p text:style-name="P6">Si la letra dada como pista, está presente varias veces en la palabra, se mostrarán todas ellas.</text:p>
        </text:list-item>
        <text:list-item>
          <text:p text:style-name="P6"><text:soft-page-break/>La/s letra/s dadas como pistas no suman monedas.</text:p>
        </text:list-item>
      </text:list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ML1">
      <style:paragraph-properties fo:text-align="center" style:justify-single-word="false"/>
      <style:text-properties style:font-name="Vemana2000" officeooo:rsid="000b5a92" officeooo:paragraph-rsid="000b5a92"/>
    </style:style>
    <text:list-style style:name="M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list xml:id="list752591173" text:style-name="ML1">
          <text:list-header>
            <text:p text:style-name="MP1"><text:page-number text:select-page="current">3</text:page-number></text:p>
          </text:list-header>
        </text:lis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3:23:38.106342601</meta:creation-date>
    <dc:date>2019-11-18T13:45:14.553509203</dc:date>
    <meta:editing-duration>PT23S</meta:editing-duration>
    <meta:editing-cycles>1</meta:editing-cycles>
    <meta:document-statistic meta:table-count="0" meta:image-count="0" meta:object-count="0" meta:page-count="3" meta:paragraph-count="29" meta:word-count="259" meta:character-count="1588" meta:non-whitespace-character-count="1363"/>
    <meta:generator>LibreOffice/6.0.7.3$Linux_X86_64 LibreOffice_project/00m0$Build-3</meta:generator>
  </office:meta>
</office:document-meta>
</file>